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vertical-align="middle" draw:auto-grow-height="false" fo:min-height="15.424cm" fo:min-width="15.303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vertical-align="middle" draw:auto-grow-height="false" fo:min-height="15.424cm" fo:min-width="15.303cm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613cm" fo:min-width="3.452cm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fo:min-height="3.0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5.873cm" svg:height="15.744cm" svg:x="12.938cm" svg:y="6.08cm">
              <text:p/>
              <draw:enhanced-geometry draw:glue-point-type="segments" draw:type="mso-spt100" draw:modifiers="-152.883908994132 89.979689550828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" draw:text-style-name="P1" draw:layer="layout" svg:width="15.873cm" svg:height="15.744cm" svg:x="12.939cm" svg:y="6.082cm">
              <text:p/>
              <draw:enhanced-geometry draw:glue-point-type="segments" draw:mirror-horizontal="true" draw:type="mso-spt100" draw:modifiers="-153.950909859411 89.979689550828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5.873cm" svg:height="15.744cm" svg:x="12.939cm" svg:y="6.084cm">
              <text:p/>
              <draw:enhanced-geometry draw:glue-point-type="segments" draw:mirror-horizontal="true" draw:mirror-vertical="true" draw:type="mso-spt100" draw:modifiers="154.607115380972 26.74253332405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ustom-shape draw:style-name="gr3" draw:text-style-name="P3" draw:layer="layout" svg:width="5.688cm" svg:height="5.561cm" svg:x="18.095cm" svg:y="10.914cm">
            <text:p text:style-name="P2"><text:span text:style-name="T1">Jav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6.604cm" svg:height="3.326cm" svg:x="17.637cm" svg:y="7.707cm">
            <draw:text-box>
              <text:p text:style-name="P2"><text:span text:style-name="T1">JAXB</text:span></text:p>
              <text:p text:style-name="P2"><text:span text:style-name="T1">XML/XSD</text:span></text:p>
            </draw:text-box>
          </draw:frame>
          <draw:frame draw:style-name="gr4" draw:text-style-name="P4" draw:layer="layout" svg:width="5.207cm" svg:height="3.326cm" svg:x="14.208cm" svg:y="15.859cm">
            <draw:text-box>
              <text:p text:style-name="P2"><text:span text:style-name="T1">Hibernate</text:span></text:p>
              <text:p text:style-name="P2"><text:span text:style-name="T1">XML</text:span></text:p>
            </draw:text-box>
          </draw:frame>
          <draw:frame draw:style-name="gr4" draw:text-style-name="P4" draw:layer="layout" svg:width="5.207cm" svg:height="3.326cm" svg:x="22.417cm" svg:y="15.859cm">
            <draw:text-box>
              <text:p text:style-name="P2"><text:span text:style-name="T1">Hibernate</text:span></text:p>
              <text:p text:style-name="P2"><text:span text:style-name="T1">SQL DD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12T16:31:06.911639891</meta:creation-date>
    <dc:date>2017-11-12T17:10:28.433073956</dc:date>
    <dc:creator>Maximilian Meffert</dc:creator>
    <meta:editing-duration>PT7M15S</meta:editing-duration>
    <meta:editing-cycles>1</meta:editing-cycles>
    <meta:generator>LibreOffice/5.1.6.2$Linux_X86_64 LibreOffice_project/10m0$Build-2</meta:generator>
    <meta:document-statistic meta:object-count="9"/>
  </office:meta>
</office:document-meta>
</file>